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Area.Tex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xtArea.setOnRese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OnU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ReadOnly(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Area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OnFocu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Tabindex( String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O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Cols( String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Disabled(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Area.TextArea( String rows , String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OnBlu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Wrap( String wr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OnChang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Rows( String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TextArea( String name , String rows , String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Area.TextArea( int rows , int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Tab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TextArea( String name , int rows , int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Area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Rows( int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OnSelec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Cols( int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setOnSubmi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